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06ab" officeooo:paragraph-rsid="00090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- </text:p>
      <text:p text:style-name="P1">b) π rg (σ cidade = 'Goiânia' (endereco))</text:p>
      <text:p text:style-name="P1"/>
      <text:p text:style-name="P1">c) π rua(σ cidade = 'Goiânia' and bairro = 'Jardim Goiás' (endereco))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21:59:08.266000000</meta:creation-date>
    <dc:date>2023-09-18T22:07:09.741000000</dc:date>
    <meta:editing-duration>PT8M27S</meta:editing-duration>
    <meta:editing-cycles>1</meta:editing-cycles>
    <meta:document-statistic meta:table-count="0" meta:image-count="0" meta:object-count="0" meta:page-count="1" meta:paragraph-count="3" meta:word-count="22" meta:character-count="114" meta:non-whitespace-character-count="94"/>
    <meta:generator>LibreOffice/7.5.3.2$Windows_X86_64 LibreOffice_project/9f56dff12ba03b9acd7730a5a481eea045e468f3</meta:generator>
  </office:meta>
</office:document-meta>
</file>